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27110000235A8253414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0cm"/>
    </style:style>
    <style:style style:name="gr12" style:family="graphic" style:parent-style-name="standard">
      <style:graphic-properties svg:stroke-width="0.04cm" svg:stroke-color="#000080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ff0000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4cm" svg:stroke-color="#800000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000000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21" style:family="graphic" style:parent-style-name="standard">
      <style:graphic-properties svg:stroke-width="0.04cm" svg:stroke-color="#00ff00" draw:textarea-horizontal-align="center" draw:textarea-vertical-align="middle" fo:padding-top="0.145cm" fo:padding-bottom="0.145cm" fo:padding-left="0.27cm" fo:padding-right="0.27cm"/>
    </style:style>
    <style:style style:name="gr2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567cm"/>
    </style:style>
    <style:style style:name="gr28" style:family="graphic" style:parent-style-name="objectwithoutfill">
      <style:graphic-properties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31" style:family="graphic" style:parent-style-name="standard">
      <style:graphic-properties svg:stroke-width="0.04cm" svg:stroke-color="#000080" draw:fill="solid" draw:fill-color="#000080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cm" svg:y1="6cm" svg:x2="18.2cm" svg:y2="6cm">
          <text:p/>
        </draw:line>
        <draw:line draw:style-name="gr1" draw:text-style-name="P1" draw:layer="layout" svg:x1="18.3cm" svg:y1="7.7cm" svg:x2="19.3cm" svg:y2="6.8cm">
          <text:p/>
        </draw:line>
        <draw:g>
          <draw:custom-shape draw:style-name="gr2" draw:text-style-name="P1" draw:layer="layout" svg:width="2.9cm" svg:height="0.6cm" svg:x="17.5cm" svg:y="6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18.2cm" svg:y="4.7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18.8cm" svg:y="4.3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18.469cm" svg:y="5.337cm">
            <draw:text-box>
              <text:p>M</text:p>
            </draw:text-box>
          </draw:frame>
        </draw:g>
        <draw:g>
          <draw:custom-shape draw:style-name="gr2" draw:text-style-name="P1" draw:layer="layout" svg:width="2.9cm" svg:height="0.6cm" svg:x="14.9cm" svg:y="5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15.6cm" svg:y="4.1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16.2cm" svg:y="3.7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15.869cm" svg:y="4.737cm">
            <draw:text-box>
              <text:p>M</text:p>
            </draw:text-box>
          </draw:frame>
        </draw:g>
        <draw:frame draw:style-name="gr5" draw:text-style-name="P2" draw:layer="layout" svg:width="3.148cm" svg:height="0.806cm" svg:x="16.4cm" svg:y="8.394cm">
          <draw:text-box>
            <text:p><text:span text:style-name="T1">motor driver</text:span></text:p>
          </draw:text-box>
        </draw:frame>
        <draw:frame draw:style-name="gr5" draw:text-style-name="P2" draw:layer="layout" svg:width="3.774cm" svg:height="0.806cm" svg:x="12.8cm" svg:y="12.494cm">
          <draw:text-box>
            <text:p><text:span text:style-name="T1">MYO-Ganglion</text:span></text:p>
          </draw:text-box>
        </draw:frame>
        <draw:g xml:id="id7" draw:id="id7">
          <draw:custom-shape draw:style-name="gr6" draw:text-style-name="P1" draw:layer="layout" svg:width="2.9cm" svg:height="0.6cm" svg:x="5.8cm" svg:y="15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7" draw:text-style-name="P1" draw:layer="layout" svg:width="1.1cm" svg:height="1.4cm" svg:x="6.8cm" svg:y="14.6cm">
              <text:p/>
            </draw:rect>
            <draw:rect draw:style-name="gr8" draw:text-style-name="P1" draw:layer="layout" svg:width="0.189cm" svg:height="0.712cm" svg:x="7cm" svg:y="14.9cm">
              <text:p/>
            </draw:rect>
            <draw:line draw:style-name="gr9" draw:text-style-name="P1" xml:id="id1" draw:id="id1" draw:layer="layout" svg:x1="7.105cm" svg:y1="15.613cm" svg:x2="7.105cm" svg:y2="15.8cm">
              <text:p/>
            </draw:line>
            <draw:connector draw:style-name="gr9" draw:text-style-name="P1" draw:layer="layout" svg:x1="7.105cm" svg:y1="15.8cm" svg:x2="6.896cm" svg:y2="15.501cm" draw:start-shape="id1" draw:start-glue-point="2" svg:d="m7105 15800h-510v-299h301">
              <text:p/>
            </draw:connector>
            <draw:line draw:style-name="gr10" draw:text-style-name="P1" draw:layer="layout" svg:x1="6.9cm" svg:y1="15.5cm" svg:x2="7.8cm" svg:y2="14.9cm">
              <text:p/>
            </draw:line>
          </draw:g>
          <draw:frame draw:style-name="gr5" draw:layer="layout" svg:width="0.925cm" svg:height="0.962cm" svg:x="7.075cm" svg:y="15.115cm">
            <draw:text-box>
              <text:p>S</text:p>
            </draw:text-box>
          </draw:frame>
        </draw:g>
        <draw:custom-shape draw:style-name="gr6" draw:text-style-name="P1" xml:id="id8" draw:id="id8" draw:layer="layout" svg:width="2.9cm" svg:height="0.6cm" svg:x="8cm" svg:y="14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rect draw:style-name="gr7" draw:text-style-name="P1" draw:layer="layout" svg:width="1.1cm" svg:height="1.4cm" svg:x="9cm" svg:y="13.3cm">
            <text:p/>
          </draw:rect>
          <draw:rect draw:style-name="gr8" draw:text-style-name="P1" draw:layer="layout" svg:width="0.189cm" svg:height="0.712cm" svg:x="9.2cm" svg:y="13.6cm">
            <text:p/>
          </draw:rect>
          <draw:line draw:style-name="gr9" draw:text-style-name="P1" xml:id="id2" draw:id="id2" draw:layer="layout" svg:x1="9.305cm" svg:y1="14.313cm" svg:x2="9.305cm" svg:y2="14.5cm">
            <text:p/>
          </draw:line>
          <draw:connector draw:style-name="gr9" draw:text-style-name="P1" draw:layer="layout" svg:x1="9.305cm" svg:y1="14.5cm" svg:x2="9.096cm" svg:y2="14.201cm" draw:start-shape="id2" draw:start-glue-point="2" svg:d="m9305 14500h-510v-299h301">
            <text:p/>
          </draw:connector>
          <draw:line draw:style-name="gr10" draw:text-style-name="P1" draw:layer="layout" svg:x1="9.1cm" svg:y1="14.2cm" svg:x2="10cm" svg:y2="13.6cm">
            <text:p/>
          </draw:line>
        </draw:g>
        <draw:frame draw:style-name="gr11" draw:layer="layout" svg:width="0.925cm" svg:height="1.444cm" svg:x="9.275cm" svg:y="13.815cm">
          <draw:text-box>
            <text:p>S</text:p>
          </draw:text-box>
        </draw:frame>
        <draw:g xml:id="id5" draw:id="id5">
          <draw:custom-shape draw:style-name="gr6" draw:text-style-name="P1" draw:layer="layout" svg:width="2.9cm" svg:height="0.6cm" svg:x="10.1cm" svg:y="1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7" draw:text-style-name="P1" draw:layer="layout" svg:width="1.1cm" svg:height="1.4cm" svg:x="11.1cm" svg:y="14.1cm">
              <text:p/>
            </draw:rect>
            <draw:rect draw:style-name="gr8" draw:text-style-name="P1" draw:layer="layout" svg:width="0.189cm" svg:height="0.712cm" svg:x="11.3cm" svg:y="14.4cm">
              <text:p/>
            </draw:rect>
            <draw:line draw:style-name="gr9" draw:text-style-name="P1" xml:id="id3" draw:id="id3" draw:layer="layout" svg:x1="11.405cm" svg:y1="15.113cm" svg:x2="11.405cm" svg:y2="15.3cm">
              <text:p/>
            </draw:line>
            <draw:connector draw:style-name="gr9" draw:text-style-name="P1" draw:layer="layout" svg:x1="11.405cm" svg:y1="15.3cm" svg:x2="11.196cm" svg:y2="15.001cm" draw:start-shape="id3" draw:start-glue-point="2" svg:d="m11405 15300h-510v-299h301">
              <text:p/>
            </draw:connector>
            <draw:line draw:style-name="gr10" draw:text-style-name="P1" draw:layer="layout" svg:x1="11.2cm" svg:y1="15cm" svg:x2="12.1cm" svg:y2="14.4cm">
              <text:p/>
            </draw:line>
          </draw:g>
          <draw:frame draw:style-name="gr5" draw:layer="layout" svg:width="0.925cm" svg:height="0.962cm" svg:x="11.375cm" svg:y="14.615cm">
            <draw:text-box>
              <text:p>S</text:p>
            </draw:text-box>
          </draw:frame>
        </draw:g>
        <draw:g xml:id="id6" draw:id="id6">
          <draw:custom-shape draw:style-name="gr6" draw:text-style-name="P1" draw:layer="layout" svg:width="2.9cm" svg:height="0.6cm" svg:x="12.3cm" svg:y="15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7" draw:text-style-name="P1" draw:layer="layout" svg:width="1.1cm" svg:height="1.4cm" svg:x="13.3cm" svg:y="14.4cm">
              <text:p/>
            </draw:rect>
            <draw:rect draw:style-name="gr8" draw:text-style-name="P1" draw:layer="layout" svg:width="0.189cm" svg:height="0.712cm" svg:x="13.5cm" svg:y="14.7cm">
              <text:p/>
            </draw:rect>
            <draw:line draw:style-name="gr9" draw:text-style-name="P1" xml:id="id4" draw:id="id4" draw:layer="layout" svg:x1="13.605cm" svg:y1="15.413cm" svg:x2="13.605cm" svg:y2="15.6cm">
              <text:p/>
            </draw:line>
            <draw:connector draw:style-name="gr9" draw:text-style-name="P1" draw:layer="layout" svg:x1="13.605cm" svg:y1="15.6cm" svg:x2="13.396cm" svg:y2="15.301cm" draw:start-shape="id4" draw:start-glue-point="2" svg:d="m13605 15600h-510v-299h301">
              <text:p/>
            </draw:connector>
            <draw:line draw:style-name="gr10" draw:text-style-name="P1" draw:layer="layout" svg:x1="13.4cm" svg:y1="15.3cm" svg:x2="14.3cm" svg:y2="14.7cm">
              <text:p/>
            </draw:line>
          </draw:g>
          <draw:frame draw:style-name="gr5" draw:layer="layout" svg:width="0.925cm" svg:height="0.962cm" svg:x="13.575cm" svg:y="14.915cm">
            <draw:text-box>
              <text:p>S</text:p>
            </draw:text-box>
          </draw:frame>
        </draw:g>
        <draw:connector draw:style-name="gr12" draw:text-style-name="P1" draw:layer="layout" draw:line-skew="0.498cm" svg:x1="9.45cm" svg:y1="15.259cm" svg:x2="11.55cm" svg:y2="15.9cm" draw:end-shape="id5" draw:end-glue-point="2" svg:d="m9450 15259v1641h2100v-1000">
          <text:p/>
        </draw:connector>
        <draw:connector draw:style-name="gr12" draw:text-style-name="P1" draw:layer="layout" draw:line-skew="0.198cm" svg:x1="13.75cm" svg:y1="16.2cm" svg:x2="11.537cm" svg:y2="16.366cm" draw:start-shape="id6" draw:start-glue-point="2" svg:d="m13750 16200v700h-2213v-534">
          <text:p/>
        </draw:connector>
        <draw:connector draw:style-name="gr12" draw:text-style-name="P1" draw:layer="layout" svg:x1="7.25cm" svg:y1="16.4cm" svg:x2="9.45cm" svg:y2="15.1cm" draw:start-shape="id7" draw:start-glue-point="2" draw:end-shape="id8" draw:end-glue-point="8" svg:d="m7250 16400v502h2200v-1802">
          <text:p/>
        </draw:connector>
        <draw:connector draw:style-name="gr12" draw:text-style-name="P1" draw:layer="layout" draw:line-skew="2.093cm" svg:x1="13.767cm" svg:y1="16.911cm" svg:x2="16.9cm" svg:y2="12.2cm" draw:end-shape="id9" draw:end-glue-point="2" svg:d="m13767 16911v-11h3133v-4700">
          <text:p/>
        </draw:connector>
        <draw:line draw:style-name="gr13" draw:text-style-name="P1" draw:layer="layout" svg:x1="17.5cm" svg:y1="17.1cm" svg:x2="6.9cm" svg:y2="17.1cm">
          <text:p/>
        </draw:line>
        <draw:line draw:style-name="gr13" draw:text-style-name="P1" draw:layer="layout" svg:x1="6.9cm" svg:y1="17.1cm" svg:x2="6.9cm" svg:y2="16.4cm">
          <text:p/>
        </draw:line>
        <draw:line draw:style-name="gr13" draw:text-style-name="P1" draw:layer="layout" svg:x1="9.1cm" svg:y1="17.1cm" svg:x2="9.1cm" svg:y2="15.1cm">
          <text:p/>
        </draw:line>
        <draw:line draw:style-name="gr13" draw:text-style-name="P1" draw:layer="layout" svg:x1="11.2cm" svg:y1="17.1cm" svg:x2="11.2cm" svg:y2="15.9cm">
          <text:p/>
        </draw:line>
        <draw:line draw:style-name="gr13" draw:text-style-name="P1" draw:layer="layout" svg:x1="13.4cm" svg:y1="17.1cm" svg:x2="13.4cm" svg:y2="16.7cm">
          <text:p/>
        </draw:line>
        <draw:line draw:style-name="gr13" draw:text-style-name="P1" draw:layer="layout" svg:x1="17.5cm" svg:y1="17.1cm" svg:x2="17.5cm" svg:y2="12cm">
          <text:p/>
        </draw:line>
        <draw:g>
          <draw:custom-shape draw:style-name="gr2" draw:text-style-name="P1" draw:layer="layout" svg:width="2.9cm" svg:height="0.6cm" svg:x="13.7cm" svg:y="7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14.4cm" svg:y="5.8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15cm" svg:y="5.4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14.669cm" svg:y="6.437cm">
            <draw:text-box>
              <text:p>M</text:p>
            </draw:text-box>
          </draw:frame>
        </draw:g>
        <draw:line draw:style-name="gr14" draw:text-style-name="P1" draw:layer="layout" svg:x1="7.6cm" svg:y1="12.3cm" svg:x2="7.6cm" svg:y2="8.3cm">
          <text:p/>
        </draw:line>
        <draw:line draw:style-name="gr14" draw:text-style-name="P1" draw:layer="layout" svg:x1="11cm" svg:y1="8.3cm" svg:x2="5cm" svg:y2="8.3cm">
          <text:p/>
        </draw:line>
        <draw:line draw:style-name="gr15" draw:text-style-name="P1" draw:layer="layout" svg:x1="6.2cm" svg:y1="8.5cm" svg:x2="10.7cm" svg:y2="8.5cm">
          <text:p/>
        </draw:line>
        <draw:line draw:style-name="gr15" draw:text-style-name="P1" draw:layer="layout" svg:x1="13.3cm" svg:y1="8.5cm" svg:x2="15.6cm" svg:y2="12cm">
          <text:p/>
        </draw:line>
        <draw:frame draw:style-name="gr16" draw:text-style-name="P1" draw:layer="layout" svg:width="3.159cm" svg:height="2.859cm" svg:x="1.8cm" svg:y="6.541cm">
          <draw:image xlink:href="Pictures/20000012000027110000235A82534145.svm" xlink:type="simple" xlink:show="embed" xlink:actuate="onLoad">
            <text:p/>
          </draw:image>
        </draw:frame>
        <draw:line draw:style-name="gr17" draw:text-style-name="P1" draw:layer="layout" svg:x1="6.2cm" svg:y1="8.9cm" svg:x2="6.2cm" svg:y2="8.5cm">
          <text:p/>
        </draw:line>
        <draw:custom-shape draw:style-name="gr4" draw:text-style-name="P1" draw:layer="layout" svg:width="1.4cm" svg:height="0.7cm" svg:x="5.5cm" svg:y="8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2" draw:layer="layout" svg:width="2.318cm" svg:height="0.806cm" svg:x="2.2cm" svg:y="5.9cm">
          <draw:text-box>
            <text:p><text:span text:style-name="T1">MYODE</text:span></text:p>
          </draw:text-box>
        </draw:frame>
        <draw:frame draw:style-name="gr5" draw:text-style-name="P2" draw:layer="layout" svg:width="1.522cm" svg:height="0.806cm" svg:x="5.378cm" svg:y="8.894cm">
          <draw:text-box>
            <text:p><text:span text:style-name="T1">24 V</text:span></text:p>
          </draw:text-box>
        </draw:frame>
        <draw:line draw:style-name="gr18" draw:text-style-name="P1" draw:layer="layout" svg:x1="5.8cm" svg:y1="7.2cm" svg:x2="5.8cm" svg:y2="8.2cm">
          <text:p/>
        </draw:line>
        <draw:frame draw:style-name="gr5" draw:text-style-name="P2" draw:layer="layout" svg:width="2.318cm" svg:height="0.806cm" svg:x="2.2cm" svg:y="5.9cm">
          <draw:text-box>
            <text:p><text:span text:style-name="T1">MYODE</text:span></text:p>
          </draw:text-box>
        </draw:frame>
        <draw:frame draw:style-name="gr5" draw:text-style-name="P2" draw:layer="layout" svg:width="5.938cm" svg:height="0.806cm" svg:x="4.999cm" svg:y="6.5cm">
          <draw:text-box>
            <text:p><text:span text:style-name="T1">High-level bus (FlexRay)</text:span></text:p>
          </draw:text-box>
        </draw:frame>
        <draw:frame draw:style-name="gr19" draw:text-style-name="P3" draw:layer="layout" svg:width="1.937cm" svg:height="1.861cm" svg:x="7.499cm" svg:y="8.8cm">
          <draw:text-box>
            <text:p text:style-name="P1"><text:span text:style-name="T1">24 V </text:span></text:p>
            <text:p text:style-name="P1"><text:span text:style-name="T1">supply</text:span></text:p>
          </draw:text-box>
        </draw:frame>
        <draw:frame draw:style-name="gr19" draw:text-style-name="P3" draw:layer="layout" svg:width="1.937cm" svg:height="1.861cm" svg:x="15.2cm" svg:y="15.539cm">
          <draw:text-box>
            <text:p text:style-name="P1"><text:span text:style-name="T1">5 V </text:span></text:p>
            <text:p text:style-name="P1"><text:span text:style-name="T1">supply</text:span></text:p>
          </draw:text-box>
        </draw:frame>
        <draw:frame draw:style-name="gr5" draw:text-style-name="P2" draw:layer="layout" svg:width="3.262cm" svg:height="0.806cm" svg:x="14.8cm" svg:y="17.3cm">
          <draw:text-box>
            <text:p><text:span text:style-name="T1">Sensor CAN</text:span></text:p>
          </draw:text-box>
        </draw:frame>
        <draw:line draw:style-name="gr18" draw:text-style-name="P1" draw:layer="layout" svg:x1="9.1cm" svg:y1="9.5cm" svg:x2="9.1cm" svg:y2="8.6cm">
          <text:p/>
        </draw:line>
        <draw:frame draw:style-name="gr20" draw:text-style-name="P2" draw:layer="layout" svg:width="3.944cm" svg:height="1.916cm" svg:x="2.8cm" svg:y="13.4cm">
          <draw:text-box>
            <text:p><text:span text:style-name="T1">MYO-Perceptor</text:span></text:p>
            <text:p><text:span text:style-name="T1">(exteroception)</text:span></text:p>
            <text:p><text:span text:style-name="T1"/></text:p>
          </draw:text-box>
        </draw:frame>
        <draw:line draw:style-name="gr18" draw:text-style-name="P1" draw:layer="layout" svg:x1="4.9cm" svg:y1="14.6cm" svg:x2="6.3cm" svg:y2="15.3cm">
          <text:p/>
        </draw:line>
        <draw:line draw:style-name="gr13" draw:text-style-name="P1" draw:layer="layout" svg:x1="13.4cm" svg:y1="17.1cm" svg:x2="13.4cm" svg:y2="16.2cm">
          <text:p/>
        </draw:line>
        <draw:g>
          <draw:g>
            <draw:rect draw:style-name="gr7" draw:text-style-name="P1" draw:layer="layout" svg:width="1.1cm" svg:height="1.4cm" svg:x="9.505cm" svg:y="9.5cm">
              <text:p/>
            </draw:rect>
            <draw:rect draw:style-name="gr8" draw:text-style-name="P1" draw:layer="layout" svg:width="0.189cm" svg:height="0.712cm" svg:x="9.705cm" svg:y="9.8cm">
              <text:p/>
            </draw:rect>
            <draw:line draw:style-name="gr9" draw:text-style-name="P1" xml:id="id10" draw:id="id10" draw:layer="layout" svg:x1="9.81cm" svg:y1="10.513cm" svg:x2="9.81cm" svg:y2="10.7cm">
              <text:p/>
            </draw:line>
            <draw:connector draw:style-name="gr9" draw:text-style-name="P1" draw:layer="layout" svg:x1="9.81cm" svg:y1="10.7cm" svg:x2="9.601cm" svg:y2="10.401cm" draw:start-shape="id10" draw:start-glue-point="2" svg:d="m9810 10700h-510v-299h301">
              <text:p/>
            </draw:connector>
            <draw:line draw:style-name="gr10" draw:text-style-name="P1" draw:layer="layout" svg:x1="9.605cm" svg:y1="10.4cm" svg:x2="10.505cm" svg:y2="9.8cm">
              <text:p/>
            </draw:line>
          </draw:g>
          <draw:frame draw:style-name="gr5" draw:layer="layout" svg:width="0.925cm" svg:height="0.962cm" svg:x="9.78cm" svg:y="10.015cm">
            <draw:text-box>
              <text:p>S</text:p>
            </draw:text-box>
          </draw:frame>
        </draw:g>
        <draw:line draw:style-name="gr21" draw:text-style-name="P1" draw:layer="layout" svg:x1="10.2cm" svg:y1="9.5cm" svg:x2="10.9cm" svg:y2="8.7cm">
          <text:p/>
        </draw:line>
        <draw:g>
          <draw:custom-shape draw:style-name="gr22" draw:text-style-name="P1" draw:layer="layout" svg:width="3.4cm" svg:height="0.7cm" svg:x="10.3cm" svg:y="8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1cm" svg:height="0.2cm" svg:x="10.6cm" svg:y="8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1.1cm" svg:height="0.2cm" svg:x="11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1" draw:layer="layout" svg:width="1.1cm" svg:height="0.2cm" svg:x="12.1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1" draw:layer="layout" svg:width="1.1cm" svg:height="0.2cm" svg:x="11.8cm" svg:y="8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0.7cm" svg:height="0.4cm" svg:x="13cm" svg:y="8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0.7cm" svg:height="0.4cm" svg:x="10.4cm" svg:y="8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12.7cm" svg:y1="8.1cm" svg:x2="13.4cm" svg:y2="7.5cm">
          <text:p/>
        </draw:line>
        <draw:g>
          <draw:custom-shape draw:style-name="gr2" draw:text-style-name="P1" draw:layer="layout" svg:width="3cm" svg:height="0.576cm" svg:x="16.3cm" svg:y="7.7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52cm" svg:height="1.92cm" svg:x="17.024cm" svg:y="6.284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1cm" svg:height="0.768cm" svg:x="17.645cm" svg:y="5.9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layer="layout" svg:width="1.067cm" svg:height="0.962cm" svg:x="17.302cm" svg:y="6.896cm">
            <draw:text-box>
              <text:p>M</text:p>
            </draw:text-box>
          </draw:frame>
        </draw:g>
        <draw:line draw:style-name="gr1" draw:text-style-name="P1" draw:layer="layout" svg:x1="13.4cm" svg:y1="7.5cm" svg:x2="14.3cm" svg:y2="7.5cm">
          <text:p/>
        </draw:line>
        <draw:line draw:style-name="gr1" draw:text-style-name="P1" draw:layer="layout" svg:x1="16cm" svg:y1="7.8cm" svg:x2="16.9cm" svg:y2="7.8cm">
          <text:p/>
        </draw:line>
        <draw:line draw:style-name="gr28" draw:text-style-name="P1" draw:layer="layout" svg:x1="14cm" svg:y1="7.2cm" svg:x2="13.4cm" svg:y2="7.8cm">
          <text:p/>
        </draw:line>
        <draw:frame draw:style-name="gr29" draw:text-style-name="P4" draw:layer="layout" svg:width="0.739cm" svg:height="1.7cm" svg:x="13.261cm" svg:y="6.9cm">
          <draw:text-box>
            <text:p><text:span text:style-name="T2">9</text:span></text:p>
          </draw:text-box>
        </draw:frame>
        <draw:frame draw:style-name="gr30" draw:text-style-name="P2" draw:layer="layout" svg:width="1.772cm" svg:height="1.361cm" svg:x="11.6cm" svg:y="6.339cm">
          <draw:text-box>
            <text:p><text:span text:style-name="T1">SPI &amp;</text:span></text:p>
            <text:p><text:span text:style-name="T1">24V</text:span></text:p>
          </draw:text-box>
        </draw:frame>
        <draw:g>
          <draw:g>
            <draw:rect draw:style-name="gr7" draw:text-style-name="P1" draw:layer="layout" svg:width="1.1cm" svg:height="1.4cm" svg:x="9.9cm" svg:y="9.623cm">
              <text:p/>
            </draw:rect>
            <draw:rect draw:style-name="gr8" draw:text-style-name="P1" draw:layer="layout" svg:width="0.189cm" svg:height="0.712cm" svg:x="10.1cm" svg:y="9.923cm">
              <text:p/>
            </draw:rect>
            <draw:line draw:style-name="gr9" draw:text-style-name="P1" xml:id="id11" draw:id="id11" draw:layer="layout" svg:x1="10.205cm" svg:y1="10.636cm" svg:x2="10.205cm" svg:y2="10.823cm">
              <text:p/>
            </draw:line>
            <draw:connector draw:style-name="gr9" draw:text-style-name="P1" draw:layer="layout" svg:x1="10.205cm" svg:y1="10.823cm" svg:x2="9.996cm" svg:y2="10.524cm" draw:start-shape="id11" draw:start-glue-point="2" svg:d="m10205 10823h-510v-299h301">
              <text:p/>
            </draw:connector>
            <draw:line draw:style-name="gr10" draw:text-style-name="P1" draw:layer="layout" svg:x1="10cm" svg:y1="10.523cm" svg:x2="10.9cm" svg:y2="9.923cm">
              <text:p/>
            </draw:line>
          </draw:g>
          <draw:frame draw:style-name="gr5" draw:layer="layout" svg:width="0.925cm" svg:height="0.962cm" svg:x="10.175cm" svg:y="10.138cm">
            <draw:text-box>
              <text:p>S</text:p>
            </draw:text-box>
          </draw:frame>
        </draw:g>
        <draw:line draw:style-name="gr21" draw:text-style-name="P1" draw:layer="layout" svg:x1="10.4cm" svg:y1="9.6cm" svg:x2="11.1cm" svg:y2="8.8cm">
          <text:p/>
        </draw:line>
        <draw:g>
          <draw:g>
            <draw:rect draw:style-name="gr7" draw:text-style-name="P1" draw:layer="layout" svg:width="1.1cm" svg:height="1.4cm" svg:x="10.305cm" svg:y="9.823cm">
              <text:p/>
            </draw:rect>
            <draw:rect draw:style-name="gr8" draw:text-style-name="P1" draw:layer="layout" svg:width="0.189cm" svg:height="0.712cm" svg:x="10.505cm" svg:y="10.123cm">
              <text:p/>
            </draw:rect>
            <draw:line draw:style-name="gr9" draw:text-style-name="P1" xml:id="id12" draw:id="id12" draw:layer="layout" svg:x1="10.61cm" svg:y1="10.836cm" svg:x2="10.61cm" svg:y2="11.023cm">
              <text:p/>
            </draw:line>
            <draw:connector draw:style-name="gr9" draw:text-style-name="P1" draw:layer="layout" svg:x1="10.61cm" svg:y1="11.023cm" svg:x2="10.401cm" svg:y2="10.724cm" draw:start-shape="id12" draw:start-glue-point="2" svg:d="m10610 11023h-510v-299h301">
              <text:p/>
            </draw:connector>
            <draw:line draw:style-name="gr10" draw:text-style-name="P1" draw:layer="layout" svg:x1="10.405cm" svg:y1="10.723cm" svg:x2="11.305cm" svg:y2="10.123cm">
              <text:p/>
            </draw:line>
          </draw:g>
          <draw:frame draw:style-name="gr5" draw:layer="layout" svg:width="0.925cm" svg:height="0.962cm" svg:x="10.58cm" svg:y="10.338cm">
            <draw:text-box>
              <text:p>S</text:p>
            </draw:text-box>
          </draw:frame>
        </draw:g>
        <draw:line draw:style-name="gr21" draw:text-style-name="P1" draw:layer="layout" svg:x1="10.6cm" svg:y1="9.8cm" svg:x2="11.4cm" svg:y2="8.8cm">
          <text:p/>
        </draw:line>
        <draw:g xml:id="id9" draw:id="id9">
          <draw:custom-shape draw:style-name="gr22" draw:text-style-name="P1" draw:layer="layout" svg:width="3.4cm" svg:height="0.7cm" svg:x="15.2cm" svg:y="11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1cm" svg:height="0.2cm" svg:x="15.5cm" svg:y="11.9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1.1cm" svg:height="0.2cm" svg:x="15.9cm" svg:y="11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1" draw:layer="layout" svg:width="1.1cm" svg:height="0.2cm" svg:x="17cm" svg:y="11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1" draw:layer="layout" svg:width="1.1cm" svg:height="0.2cm" svg:x="16.7cm" svg:y="11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0.7cm" svg:height="0.4cm" svg:x="17.9cm" svg:y="11.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0.7cm" svg:height="0.4cm" svg:x="15.3cm" svg:y="11.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2" draw:text-style-name="P1" draw:layer="layout" svg:width="3.4cm" svg:height="0.7cm" svg:x="7.1cm" svg:y="12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1cm" svg:height="0.2cm" svg:x="7.4cm" svg:y="12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1.1cm" svg:height="0.2cm" svg:x="7.8cm" svg:y="12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1" draw:layer="layout" svg:width="1.1cm" svg:height="0.2cm" svg:x="8.9cm" svg:y="12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1" draw:layer="layout" svg:width="1.1cm" svg:height="0.2cm" svg:x="8.6cm" svg:y="12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0.7cm" svg:height="0.4cm" svg:x="9.8cm" svg:y="12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6" draw:text-style-name="P1" draw:layer="layout" svg:width="0.7cm" svg:height="0.4cm" svg:x="7.2cm" svg:y="12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" draw:text-style-name="P1" draw:layer="layout" svg:x1="17.6cm" svg:y1="11.5cm" svg:x2="18.3cm" svg:y2="10.9cm">
          <text:p/>
        </draw:line>
        <draw:line draw:style-name="gr1" draw:text-style-name="P1" draw:layer="layout" svg:x1="18.3cm" svg:y1="10.9cm" svg:x2="19.2cm" svg:y2="10.9cm">
          <text:p/>
        </draw:line>
        <draw:g>
          <draw:custom-shape draw:style-name="gr2" draw:text-style-name="P1" draw:layer="layout" svg:width="3cm" svg:height="0.576cm" svg:x="18.7cm" svg:y="10.6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52cm" svg:height="1.92cm" svg:x="19.424cm" svg:y="9.184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1cm" svg:height="0.768cm" svg:x="20.045cm" svg:y="8.8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layer="layout" svg:width="1.067cm" svg:height="0.962cm" svg:x="19.702cm" svg:y="9.796cm">
            <draw:text-box>
              <text:p>M</text:p>
            </draw:text-box>
          </draw:frame>
        </draw:g>
        <draw:line draw:style-name="gr15" draw:text-style-name="P1" draw:layer="layout" svg:x1="7.3cm" svg:y1="8.5cm" svg:x2="7.3cm" svg:y2="12.5cm">
          <text:p/>
        </draw:line>
        <draw:line draw:style-name="gr13" draw:text-style-name="P1" draw:layer="layout" svg:x1="12.7cm" svg:y1="11.3cm" svg:x2="12.7cm" svg:y2="8.8cm">
          <text:p/>
        </draw:line>
        <draw:line draw:style-name="gr31" draw:text-style-name="P1" draw:layer="layout" svg:x1="12.2cm" svg:y1="11.3cm" svg:x2="12.2cm" svg:y2="8.8cm">
          <text:p/>
        </draw:line>
        <draw:g>
          <draw:custom-shape draw:style-name="gr6" draw:text-style-name="P1" draw:layer="layout" svg:width="2.9cm" svg:height="0.6cm" svg:x="11.3cm" svg:y="10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7" draw:text-style-name="P1" draw:layer="layout" svg:width="1.1cm" svg:height="1.4cm" svg:x="12.3cm" svg:y="9.7cm">
              <text:p/>
            </draw:rect>
            <draw:rect draw:style-name="gr8" draw:text-style-name="P1" draw:layer="layout" svg:width="0.189cm" svg:height="0.712cm" svg:x="12.5cm" svg:y="10cm">
              <text:p/>
            </draw:rect>
            <draw:line draw:style-name="gr9" draw:text-style-name="P1" xml:id="id13" draw:id="id13" draw:layer="layout" svg:x1="12.605cm" svg:y1="10.713cm" svg:x2="12.605cm" svg:y2="10.9cm">
              <text:p/>
            </draw:line>
            <draw:connector draw:style-name="gr9" draw:text-style-name="P1" draw:layer="layout" svg:x1="12.605cm" svg:y1="10.9cm" svg:x2="12.396cm" svg:y2="10.601cm" draw:start-shape="id13" draw:start-glue-point="2" svg:d="m12605 10900h-510v-299h301">
              <text:p/>
            </draw:connector>
            <draw:line draw:style-name="gr10" draw:text-style-name="P1" draw:layer="layout" svg:x1="12.4cm" svg:y1="10.6cm" svg:x2="13.3cm" svg:y2="10cm">
              <text:p/>
            </draw:line>
          </draw:g>
          <draw:frame draw:style-name="gr5" draw:layer="layout" svg:width="0.925cm" svg:height="0.962cm" svg:x="12.575cm" svg:y="10.215cm">
            <draw:text-box>
              <text:p>S</text:p>
            </draw:text-box>
          </draw:frame>
        </draw:g>
        <draw:frame draw:style-name="gr5" draw:text-style-name="P2" draw:layer="layout" svg:width="3.042cm" svg:height="0.806cm" svg:x="11cm" svg:y="11.4cm">
          <draw:text-box>
            <text:p><text:span text:style-name="T1">joint sensor</text:span></text:p>
          </draw:text-box>
        </draw:frame>
        <draw:line draw:style-name="gr14" draw:text-style-name="P1" draw:layer="layout" svg:x1="15.7cm" svg:y1="11.8cm" svg:x2="13.5cm" svg:y2="8.4cm">
          <text:p/>
        </draw:line>
        <draw:frame draw:style-name="gr5" draw:text-style-name="P2" draw:layer="layout" svg:width="1.383cm" svg:height="0.806cm" svg:x="7.7cm" svg:y="16.2cm">
          <draw:text-box>
            <text:p><text:span text:style-name="T1">S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enz</meta:initial-creator>
    <meta:creation-date>2012-03-19T10:47:49.06</meta:creation-date>
    <dc:date>2012-09-11T16:53:34</dc:date>
    <meta:editing-duration>PT3H56M22S</meta:editing-duration>
    <meta:editing-cycles>30</meta:editing-cycles>
    <meta:generator>LibreOffice/3.5$Linux_x86 LibreOffice_project/350m1$Build-2</meta:generator>
    <dc:creator>Alexander Lenz</dc:creator>
    <meta:document-statistic meta:object-count="167"/>
  </office:meta>
</office:document-meta>
</file>